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Footer">
      <style:text-properties style:font-name="Calibri" fo:font-size="6pt" style:font-size-asian="6pt" style:font-size-complex="6pt"/>
    </style:style>
    <style:style style:name="P2" style:family="paragraph" style:parent-style-name="Standard"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4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0pt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Calibri"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Calibri"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1" style:family="paragraph" style:parent-style-name="Table_20_Contents">
      <style:text-properties style:font-name="Calibri" fo:font-size="10pt" style:font-size-asian="10pt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Calibri" fo:font-size="10pt" fo:language="en" fo:country="GB" style:font-size-asian="10pt" style:font-name-complex="Arial"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style:font-name-complex="Arial"/>
    </style:style>
    <style:style style:name="T6" style:family="text">
      <style:text-properties style:font-name="Calibri"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Our ref </text:span><text:span text:style-name="T1"><text:placeholder text:placeholder-type="text">&lt;data['form']['id']&gt;</text:placeholder></text:span><text:span text:style-name="T1"><text:tab/><text:tab/><text:tab/><text:tab/></text:span></text:p>
      <text:p text:style-name="P7"><text:placeholder text:placeholder-type="text">&lt;time&gt;</text:placeholder></text:p>
      <text:p text:style-name="P4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3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1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3">relatorio:///for</text:span></text:a></text:p>
          </table:table-cell>
        </table:table-row>
      </table:table>
      <text:p text:style-name="P4"/>
      <text:p text:style-name="P3"><text:placeholder text:placeholder-type="text">&lt;data['form']['title_last_name']&gt;</text:placeholder></text:p>
      <text:p text:style-name="P4"/>
      <text:p text:style-name="P4">Your Consultant/Therapist has requested a Driving Assessment for you and this is to confirm that your appointment has been made for:</text:p>
      <text:p text:style-name="P4"/>
      <text:p text:style-name="P8"><text:span text:style-name="T2"><text:placeholder text:placeholder-type="text">&lt;data['form']['apmt_start_date']&gt;</text:placeholder></text:span><text:span text:style-name="T2"> at </text:span><text:span text:style-name="T2"><text:placeholder text:placeholder-type="text">&lt;data['form']['apmt_start_time']&gt;</text:placeholder></text:span><text:span text:style-name="T4"> hrs </text:span><text:span text:style-name="T5">at our Thetford Centre</text:span></text:p>
      <text:p text:style-name="P9"><text:s text:c="2"/></text:p>
      <text:p text:style-name="P4">It is anticipated that you will need to allow approximately 2½ hours for the assessment and there is a waiting/ refreshment area available for you and the person(s) accompanying you. <text:s/></text:p>
      <text:p text:style-name="P4"/>
      <text:p text:style-name="P4"><text:span text:style-name="T6">Please complete the enclosed questionnaire and VAT Exemption Form, and return both to us as soon as possible, together with your fee of £45 (made payable to East Anglian DriveAbility) to confirm your acceptance of the appointment. If you do not complete the VAT form the fee payable £54.</text:span></text:p>
      <text:p text:style-name="P4"/>
      <text:p text:style-name="P4">If cancellation is necessary please note that the full fee will be charged unless 5 working days notice is given, or medical evidence of your inability to attend is provided.</text:p>
      <text:p text:style-name="P4"/>
      <text:p text:style-name="P4">When you attend :</text:p>
      <text:p text:style-name="P4"/>
      <text:p text:style-name="P10">1 <text:s text:c="2"/>Please ensure you bring your Driving Licence with you. If you do not have a valid licence in your possession please advise us as soon as possible.</text:p>
      <text:p text:style-name="P5"/>
      <text:p text:style-name="P5"/>
      <text:p text:style-name="P10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4"/>
      <text:p text:style-name="P4">We look forward to seeing you and hope that we are able to help you overcome your mobility problems. <text:s/>If you have any queries about any aspect of the assessment, please do not hesitate to contact me.</text:p>
      <text:p text:style-name="P4"/>
      <text:p text:style-name="P4">Yours sincerely,</text:p>
      <text:p text:style-name="P4"/>
      <text:p text:style-name="P4"/>
      <text:p text:style-name="P4">For East Anglian DriveAbil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libri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2575in" fo:margin-left="0in" fo:margin-right="0in" fo:margin-top="0.21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7492in" fo:margin-left="0.9161in" fo:margin-right="0.916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2014/No38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7T08:29:00</meta:creation-date>
    <dc:creator>Forum Forum</dc:creator>
    <dc:date>2014-05-02T16:45:57.56</dc:date>
    <meta:editing-cycles>11</meta:editing-cycles>
    <meta:editing-duration>PT00H48M04S</meta:editing-duration>
    <meta:generator>OpenOffice.org/3.2$Win32 OpenOffice.org_project/320m12$Build-9483</meta:generator>
    <meta:document-statistic meta:table-count="1" meta:image-count="0" meta:object-count="0" meta:page-count="1" meta:paragraph-count="20" meta:word-count="274" meta:character-count="1760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